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style:writing-mode="lr-tb"/>
    </style:style>
    <style:style style:name="P5" style:family="paragraph" style:parent-style-name="Text_20_body">
      <style:paragraph-properties fo:text-align="center" style:justify-single-word="false" style:writing-mode="lr-tb"/>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4-1 Discussion: Analysis vs. Analytics</text:h>
      <text:p text:style-name="P1">Michael Surdek posted Jun 29, 2022 8:22 PM</text:p>
      <text:p text:style-name="P1"><text:bookmark text:name="d2l_1_94_373"/></text:p>
      <text:section text:style-name="Sect1" text:name="d2l_1_96_153">
        <text:p text:style-name="P4">Analysis and analytics are tools that can improve decision making and business practices. Analysis relies on human experience, intelligence, and intuition. Intuition and experience in the process allow decision makers to avoid repeating mistakes and to pursue the most productive and rewarding activities. Analytics, on the other hand, embraces historical data, automation, and artificial intelligence. These methods can uncover trends, make predictions, and identify blind spots where standard or even expert knowledge differs from the underlying data.</text:p>
        <text:p text:style-name="P4">Analysis and analytics often agree and each is more effective than random guessing and uninformed decision making, but both are inherently limited and are best used in practice together. “Analytics and creativity should not be separated...The two should always work in tandem.” (Smith 2014)</text:p>
        <text:p text:style-name="P4">A common example of analysis and analytics working together is in the customer service field where both bots and agents are utilized to manage customer communication and problem resolution. In many cases these days, analytics attempts to understand and assist customers. Common issues and their typical solutions are embedded in the data that trained the analytical model. When this fails, a human can intervene and provide the additional analysis that the customer needs.</text:p>
        <text:p text:style-name="P4">"Conversational AI is a branch of machine learning that understands the user’s query and provides responses to resolve their query. However, this AI has not reached a state where it can solve the complex questions that require the skill, intuition, and empathy of a human to resolve." (Suram, 2022) This strategy makes it possible for the majority of basic interactions to be resolved quickly and efficiently and also allows the human employees to solve complex problems and make the most of their skills. Without advanced analytics, as was recently the case for many organizations, customer service employees would spend too much time answering the same simple questions over and over again.</text:p>
        <text:p text:style-name="P5">References</text:p>
        <text:p text:style-name="P4">Smith, Natasha. <text:span text:style-name="Emphasis">Analytics Versus Instincts</text:span>. 2014. DM News. Retrieved from https://www.proquest.com/docview/1617322562/fulltextPDF/12AFF9565DB743FEPQ/1?accountid=3783</text:p>
        <text:p text:style-name="P4">Suram, Raghu. <text:span text:style-name="Emphasis">Decrease your operational costs by blending the Artificial Intelligence (AI) &amp; Human Intelligence (HI)</text:span>. 2022. Towards Data Science. Retrieved from https://towardsdatascience.com/decrease-your-operational-costs-by-blending-the-artificial-intelligence-ai-human-intelligence-650e815ac785</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6-29T20:23:27.524546202</dc:date>
    <meta:editing-duration>PT3M43S</meta:editing-duration>
    <meta:editing-cycles>5</meta:editing-cycles>
    <meta:generator>LibreOffice/6.4.7.2$Linux_X86_64 LibreOffice_project/40$Build-2</meta:generator>
    <meta:document-statistic meta:table-count="0" meta:image-count="0" meta:object-count="0" meta:page-count="1" meta:paragraph-count="9" meta:word-count="353" meta:character-count="2560" meta:non-whitespace-character-count="2216"/>
  </office:meta>
</office:document-meta>
</file>